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32pt" style:font-size-asian="32pt" style:font-size-complex="32pt"/>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text-properties style:font-name="Verdana" fo:font-weight="bold" style:font-weight-asian="bold" style:font-weight-complex="bold"/>
    </style:style>
    <style:style style:name="P5" style:family="paragraph" style:parent-style-name="Standard">
      <style:text-properties style:font-name="Verdana" officeooo:rsid="00086c7e" officeooo:paragraph-rsid="00086c7e"/>
    </style:style>
    <style:style style:name="P6" style:family="paragraph" style:parent-style-name="Standard">
      <style:paragraph-properties fo:text-align="center" style:justify-single-word="false"/>
      <style:text-properties style:font-name="Verdana" fo:font-size="24pt" style:font-size-asian="24pt" style:font-size-complex="24pt"/>
    </style:style>
    <style:style style:name="P7" style:family="paragraph" style:parent-style-name="Standard">
      <style:text-properties style:font-name="Verdana" fo:font-style="italic" style:font-style-asian="italic" style:font-style-complex="italic"/>
    </style:style>
    <style:style style:name="P8" style:family="paragraph" style:parent-style-name="Standard">
      <style:text-properties style:font-name="Verdana" fo:font-size="16pt" fo:font-weight="bold" style:font-weight-asian="bold" style:font-weight-complex="bold"/>
    </style:style>
    <style:style style:name="P9" style:family="paragraph" style:parent-style-name="Standard">
      <style:text-properties style:font-name="Verdana" officeooo:rsid="000f8bf4" officeooo:paragraph-rsid="000f8bf4"/>
    </style:style>
    <style:style style:name="P10" style:family="paragraph" style:parent-style-name="Standard">
      <style:text-properties style:font-name="Verdana" officeooo:paragraph-rsid="000f8bf4"/>
    </style:style>
    <style:style style:name="P11" style:family="paragraph" style:parent-style-name="Standard">
      <style:paragraph-properties fo:break-before="page"/>
      <style:text-properties style:font-name="Verdana" fo:font-weight="bold" style:font-weight-asian="bold" style:font-weight-complex="bold"/>
    </style:style>
    <style:style style:name="P12" style:family="paragraph" style:parent-style-name="Standard" style:list-style-name="L1">
      <style:text-properties style:font-name="Verdana"/>
    </style:style>
    <style:style style:name="P13" style:family="paragraph" style:parent-style-name="Standard" style:list-style-name="L1">
      <style:text-properties style:font-name="Verdana" officeooo:rsid="000f8bf4" officeooo:paragraph-rsid="000f8bf4"/>
    </style:style>
    <style:style style:name="P14" style:family="paragraph" style:parent-style-name="Standard" style:list-style-name="L2">
      <style:text-properties style:font-name="Verdana"/>
    </style:style>
    <style:style style:name="P15" style:family="paragraph" style:parent-style-name="Standard" style:list-style-name="L2">
      <style:text-properties style:font-name="Verdana" officeooo:rsid="00073b21" officeooo:paragraph-rsid="00073b21"/>
    </style:style>
    <style:style style:name="T1" style:family="text">
      <style:text-properties officeooo:rsid="00073b21"/>
    </style:style>
    <style:style style:name="T2" style:family="text">
      <style:text-properties officeooo:rsid="00086c7e"/>
    </style:style>
    <style:style style:name="T3" style:family="text">
      <style:text-properties officeooo:rsid="000f8bf4"/>
    </style:style>
    <style:style style:name="T4" style:family="text">
      <style:text-properties officeooo:rsid="000fd9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ssKit </text:p>
      <text:p text:style-name="P6">openSUSE Conference <text:span text:style-name="T1">2014</text:span></text:p>
      <text:p text:style-name="P3"/>
      <text:p text:style-name="P4">Contents:</text:p>
      <text:p text:style-name="P1"/>
      <text:list xml:id="list3931090649643473275" text:style-name="L1">
        <text:list-item>
          <text:p text:style-name="P12">Welcome to oSC<text:span text:style-name="T1">14 and introducing “the strength to change”</text:span></text:p>
        </text:list-item>
        <text:list-item>
          <text:p text:style-name="P13">Contacts</text:p>
        </text:list-item>
        <text:list-item>
          <text:p text:style-name="P12"><text:span text:style-name="T3">A</text:span>bout openSUSE</text:p>
        </text:list-item>
        <text:list-item>
          <text:p text:style-name="P12"><text:span text:style-name="T3">A</text:span>bout SUSE</text:p>
        </text:list-item>
      </text:list>
      <text:p text:style-name="P1"/>
      <text:p text:style-name="P4">Attached:</text:p>
      <text:list xml:id="list5589675857698417365" text:style-name="L2">
        <text:list-item>
          <text:p text:style-name="P14"><text:span text:style-name="T3">oSC14</text:span> overview <text:span text:style-name="T3">with history and goals for the event</text:span></text:p>
        </text:list-item>
        <text:list-item>
          <text:p text:style-name="P14">Conference program <text:span text:style-name="T3">sneak preview</text:span></text:p>
        </text:list-item>
        <text:list-item>
          <text:p text:style-name="P15">Announcement texts</text:p>
        </text:list-item>
      </text:list>
      <text:p text:style-name="P1"/>
      <text:p text:style-name="P4">Dear Journalist!</text:p>
      <text:p text:style-name="P1"/>
      <text:p text:style-name="P1">This is the press package for this year's openSUSE conference, the <text:span text:style-name="T1">yearly get-together of the openSUSE community</text:span>. The openSUSE community develops and maintains a leading packaging and distribution infrastructure which provides the foundation for the highly popular openSUSE Linux distribution. SUSE is the original provider of the enterprise Linux distribution and the most interoperable platform for mission-critical computing. SUSE works within and as part of the openSUSE project and most SUSE engineers are prominent openSUSE community members</text:p>
      <text:p text:style-name="P1"/>
      <text:p text:style-name="P4">openSUSE conference</text:p>
      <text:p text:style-name="P9"/>
      <text:p text:style-name="P9">The 6th openSUSE conference takes place in Dubrovnik, Croatia from 24 to 28th of April in the University of Dubrovnik. The theme of the event will be “the Strength to Change” and we expect about 300 visitors to participate in about 100 talks, Birds of a Feather (BoF) sessions and workshops. Michael Meeks from the LibreOffice community will keynote on Saturday. <text:span text:style-name="T4">We expect the changes in our development process, started at the end of 2013, to be an important subject for discussion at the event. </text:span>You can read more in the oSC14 overview document in this press kit.</text:p>
      <text:p text:style-name="P10"/>
      <text:p text:style-name="P4">The Press Kit</text:p>
      <text:p text:style-name="P1">This Press Kit is intended to provide background information on the openSUSE project and the openSUSE conference. It includes information about both conference and the openSUSE community as well as information on this year's program and links for further information. Any information as well as graphics in here can be freely used in any way. <text:span text:style-name="T2">The photographs have a license.txt file, all are Creative Commons and most are made by the openSUSE community.</text:span></text:p>
      <text:p text:style-name="P1"/>
      <text:p text:style-name="P4"/>
      <text:p text:style-name="P11">Further Questions</text:p>
      <text:p text:style-name="P1">The enclosed information should be useful for a general understanding of the openSUSE conference and for becoming acquainted with the openSUSE project. If there are any questions or a need for additional information, please contact the marketing team (contact details are below).</text:p>
      <text:p text:style-name="P1"/>
      <text:p text:style-name="P1">Greetings,</text:p>
      <text:p text:style-name="P1">The openSUSE Conference Marketing Team</text:p>
      <text:p text:style-name="P1"/>
      <text:p text:style-name="P4">Useful Contacts</text:p>
      <text:p text:style-name="P1">openSUSE Conference Marketing Coordinator:</text:p>
      <text:p text:style-name="P1"><text:span text:style-name="T2">Henne Vogelsang</text:span> (<text:span text:style-name="T2">hvogel</text:span>@opensuse.org)</text:p>
      <text:p text:style-name="P1">openSUSE Marketing Team:</text:p>
      <text:p text:style-name="P1">opensuse-marketing@opensuse.org</text:p>
      <text:p text:style-name="P1">openSUSE Conference Organizing Team <text:span text:style-name="T2">Lead</text:span>:</text:p>
      <text:p text:style-name="P5">Svebor Prstačić &lt;svebor@open.hr&gt;</text:p>
      <text:p text:style-name="P1"/>
      <text:p text:style-name="P4"/>
      <text:p text:style-name="P8">About openSUSE</text:p>
      <text:p text:style-name="P7">The openSUSE project is a worldwide effort that promotes the use of Linux everywhere. openSUSE creates one of the world's best Linux distributions, working together in an open, transparent and friendly manner as part of the worldwide Free and Open Source Software community.</text:p>
      <text:p text:style-name="P7"/>
      <text:p text:style-name="P7">The project is controlled by its community and relies on the contributions of individuals, working as testers, writers, translators, usability experts, artists and ambassadors or developers. The project embraces a wide variety of technology, people with different levels of expertise, speaking different languages and having different cultural backgrounds. Learn more at www.opensuse.org.</text:p>
      <text:p text:style-name="P7"/>
      <text:p text:style-name="P8">About SUSE</text:p>
      <text:p text:style-name="P7">SUSE is a leading provider of enterprise Linux solutions that increase agility, reduce cost and manage complexity in dynamic environments. With a portfolio centered on SUSE Linux Enterprise, the most interoperable platform for mission-critical computing, SUSE enables organizations to confidently deliver computing services across physical, virtual and cloud environments. With our award-winning products and ecosystem of partnerships, SUSE solutions empower thousands of organizations around the world. For more information, visit us at www.suse.co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20:10:19</meta:creation-date>
    <dc:date>2014-03-14T15:23:56.190928923</dc:date>
    <meta:editing-duration>PT7M52S</meta:editing-duration>
    <meta:editing-cycles>8</meta:editing-cycles>
    <meta:generator>LibreOffice/4.1.5.3$Linux_X86_64 LibreOffice_project/410m0$Build-3</meta:generator>
    <dc:creator>Jos Poortvliet</dc:creator>
    <meta:document-statistic meta:table-count="0" meta:image-count="0" meta:object-count="0" meta:page-count="2" meta:paragraph-count="33" meta:word-count="540" meta:character-count="3663" meta:non-whitespace-character-count="3162"/>
  </office:meta>
</office:document-meta>
</file>